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8" table:default-cell-style-name="ce3"/>
        <table:table-column table:style-name="co1" table:default-cell-style-name="ce4"/>
        <table:table-column table:style-name="co1" table:number-columns-repeated="1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table:number-columns-spanned="10" table:number-rows-spanned="1"/>
          <table:covered-table-cell table:number-columns-repeated="9" table:style-name="Default"/>
          <table:table-cell table:style-name="ce5"/>
          <table:table-cell table:style-name="ce6" office:value-type="string" calcext:value-type="string" table:number-columns-spanned="11" table:number-rows-spanned="1">
            <text:p>Passing</text:p>
          </table:table-cell>
          <table:covered-table-cell table:number-columns-repeated="10" table:style-name="Default"/>
          <table:table-cell table:style-name="ce6" office:value-type="string" calcext:value-type="string" table:number-columns-spanned="4" table:number-rows-spanned="1">
            <text:p>Rushing</text:p>
          </table:table-cell>
          <table:covered-table-cell table:number-columns-repeated="3" table:style-name="Default"/>
          <table:table-cell table:style-name="ce6" office:value-type="string" calcext:value-type="string" table:number-columns-spanned="7" table:number-rows-spanned="1">
            <text:p>Receiving</text:p>
          </table:table-cell>
          <table:covered-table-cell table:number-columns-repeated="6" table:style-name="Default"/>
          <table:table-cell table:style-name="ce6" office:value-type="string" calcext:value-type="string" table:number-columns-spanned="3" table:number-rows-spanned="1">
            <text:p>Scoring</text:p>
          </table:table-cell>
          <table:covered-table-cell table:number-columns-repeated="2" table:style-name="Default"/>
          <table:table-cell table:style-name="ce6" office:value-type="string" calcext:value-type="string" table:number-columns-spanned="6" table:number-rows-spanned="1">
            <text:p>Fumbles</text:p>
          </table:table-cell>
          <table:covered-table-cell table:number-columns-repeated="5" table:style-name="Default"/>
          <table:table-cell table:style-name="ce6" office:value-type="string" calcext:value-type="string" table:number-columns-spanned="2" table:number-rows-spanned="1">
            <text:p>Of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e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 Snap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k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G#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2" office:value-type="string" calcext:value-type="string">
            <text:p>Opp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Cmp%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AY/A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Tgt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R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Ctch%</text:p>
          </table:table-cell>
          <table:table-cell table:style-name="ce2" office:value-type="string" calcext:value-type="string">
            <text:p>Y/Tgt</text:p>
          </table:table-cell>
          <table:table-cell table:style-name="ce7" office:value-type="string" calcext:value-type="string">
            <text:p>2PM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Fmb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.311" calcext:value-type="float">
            <text:p>21.311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W 52-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.017" calcext:value-type="float">
            <text:p>22.01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3-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3.33" calcext:value-type="float">
            <text:p>53.3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.8" calcext:value-type="float">
            <text:p>36.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.33" calcext:value-type="float">
            <text:p>4.33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6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.03" calcext:value-type="float">
            <text:p>22.0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23-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.304" calcext:value-type="float">
            <text:p>22.30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9-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7" calcext:value-type="float">
            <text:p>66.6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1" calcext:value-type="float">
            <text:p>77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67" calcext:value-type="float">
            <text:p>4.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.352" calcext:value-type="float">
            <text:p>22.35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L 0-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.33" calcext:value-type="float">
            <text:p>33.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.344" calcext:value-type="float">
            <text:p>23.34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34-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1" calcext:value-type="float">
            <text:p>102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.362" calcext:value-type="float">
            <text:p>23.362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27-3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9.23" calcext:value-type="float">
            <text:p>69.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8" calcext:value-type="float">
            <text:p>104.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.73" calcext:value-type="float">
            <text:p>7.73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281" calcext:value-type="float">
            <text:p>24.281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4-19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1.82" calcext:value-type="float">
            <text:p>81.82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.5" calcext:value-type="float">
            <text:p>11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9" calcext:value-type="float">
            <text:p>8.0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.38" calcext:value-type="float">
            <text:p>4.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.287" calcext:value-type="float">
            <text:p>24.28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48-25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3.16" calcext:value-type="float">
            <text:p>63.16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63" calcext:value-type="float">
            <text:p>8.63</text:p>
          </table:table-cell>
          <table:table-cell office:value-type="float" office:value="10.21" calcext:value-type="float">
            <text:p>10.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25" calcext:value-type="float">
            <text:p>6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.294" calcext:value-type="float">
            <text:p>24.29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L 16-2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6.41" calcext:value-type="float">
            <text:p>56.4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.44" calcext:value-type="float">
            <text:p>7.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.301" calcext:value-type="float">
            <text:p>24.30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L 21-30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1.85" calcext:value-type="float">
            <text:p>51.85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.9" calcext:value-type="float">
            <text:p>55.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.11" calcext:value-type="float">
            <text:p>6.11</text:p>
          </table:table-cell>
          <table:table-cell office:value-type="float" office:value="2.59" calcext:value-type="float">
            <text:p>2.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308" calcext:value-type="float">
            <text:p>24.30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7.57" calcext:value-type="float">
            <text:p>67.57</text:p>
          </table:table-cell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.4" calcext:value-type="float">
            <text:p>109.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46" calcext:value-type="float">
            <text:p>8.46</text:p>
          </table:table-cell>
          <table:table-cell office:value-type="float" office:value="8.86" calcext:value-type="float">
            <text:p>8.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27-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.5" calcext:value-type="float">
            <text:p>111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93" calcext:value-type="float">
            <text:p>6.93</text:p>
          </table:table-cell>
          <table:table-cell office:value-type="float" office:value="8.27" calcext:value-type="float">
            <text:p>8.2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.83" calcext:value-type="float">
            <text:p>3.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0-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322" calcext:value-type="float">
            <text:p>24.32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34-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4" calcext:value-type="float">
            <text:p>6.64</text:p>
          </table:table-cell>
          <table:table-cell office:value-type="float" office:value="7.36" calcext:value-type="float">
            <text:p>7.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.336" calcext:value-type="float">
            <text:p>24.336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16-1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3.66" calcext:value-type="float">
            <text:p>53.66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7" calcext:value-type="float">
            <text:p>76.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.66" calcext:value-type="float">
            <text:p>7.66</text:p>
          </table:table-cell>
          <table:table-cell office:value-type="float" office:value="7.05" calcext:value-type="float">
            <text:p>7.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.343" calcext:value-type="float">
            <text:p>24.343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27-2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7.69" calcext:value-type="float">
            <text:p>57.69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" calcext:value-type="float">
            <text:p>72.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.46" calcext:value-type="float">
            <text:p>5.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.35" calcext:value-type="float">
            <text:p>24.35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37-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6.67" calcext:value-type="float">
            <text:p>76.67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.8" calcext:value-type="float">
            <text:p>10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7" calcext:value-type="float">
            <text:p>7.57</text:p>
          </table:table-cell>
          <table:table-cell office:value-type="float" office:value="7.4" calcext:value-type="float">
            <text:p>7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.358" calcext:value-type="float">
            <text:p>24.358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29-5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6.1" calcext:value-type="float">
            <text:p>56.1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.8" calcext:value-type="float">
            <text:p>59.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.05" calcext:value-type="float">
            <text:p>6.05</text:p>
          </table:table-cell>
          <table:table-cell office:value-type="float" office:value="3.73" calcext:value-type="float">
            <text:p>3.7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.364" calcext:value-type="float">
            <text:p>24.36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L 31-3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3" calcext:value-type="float">
            <text:p>96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.62</text:p>
          </table:table-cell>
          <table:table-cell office:value-type="float" office:value="6.96" calcext:value-type="float">
            <text:p>6.9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.005" calcext:value-type="float">
            <text:p>25.005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L 21-2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.2" calcext:value-type="float">
            <text:p>104.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.83" calcext:value-type="float">
            <text:p>9.83</text:p>
          </table:table-cell>
          <table:table-cell office:value-type="float" office:value="9.67" calcext:value-type="float">
            <text:p>9.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.012" calcext:value-type="float">
            <text:p>25.012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 16-2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5" calcext:value-type="float">
            <text:p>62.5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8" calcext:value-type="float">
            <text:p>87.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.69" calcext:value-type="float">
            <text:p>8.69</text:p>
          </table:table-cell>
          <table:table-cell office:value-type="float" office:value="7.91" calcext:value-type="float">
            <text:p>7.9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.02" calcext:value-type="float">
            <text:p>25.02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1.54" calcext:value-type="float">
            <text:p>61.54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6.54" calcext:value-type="float">
            <text:p>6.54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12-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.026" calcext:value-type="float">
            <text:p>25.026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31-2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.74" calcext:value-type="float">
            <text:p>67.74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.2" calcext:value-type="float">
            <text:p>132.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.94" calcext:value-type="float">
            <text:p>9.94</text:p>
          </table:table-cell>
          <table:table-cell office:value-type="float" office:value="11.87" calcext:value-type="float">
            <text:p>11.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285" calcext:value-type="float">
            <text:p>25.285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21-15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0.71" calcext:value-type="float">
            <text:p>60.71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.57" calcext:value-type="float">
            <text:p>6.57</text:p>
          </table:table-cell>
          <table:table-cell office:value-type="float" office:value="7.29" calcext:value-type="float">
            <text:p>7.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.292" calcext:value-type="float">
            <text:p>25.29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L 24-3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3.85" calcext:value-type="float">
            <text:p>53.8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.69" calcext:value-type="float">
            <text:p>6.69</text:p>
          </table:table-cell>
          <table:table-cell office:value-type="float" office:value="7.21" calcext:value-type="float">
            <text:p>7.2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.75" calcext:value-type="float">
            <text:p>1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.299" calcext:value-type="float">
            <text:p>25.29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36-1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6.52" calcext:value-type="float">
            <text:p>56.52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.9" calcext:value-type="float">
            <text:p>126.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.7" calcext:value-type="float">
            <text:p>11.7</text:p>
          </table:table-cell>
          <table:table-cell office:value-type="float" office:value="13.43" calcext:value-type="float">
            <text:p>13.4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.307" calcext:value-type="float">
            <text:p>25.30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23-3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70.27" calcext:value-type="float">
            <text:p>70.27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.6" calcext:value-type="float">
            <text:p>110.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.38" calcext:value-type="float">
            <text:p>10.38</text:p>
          </table:table-cell>
          <table:table-cell office:value-type="float" office:value="10.24" calcext:value-type="float">
            <text:p>10.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.32" calcext:value-type="float">
            <text:p>25.3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26-0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78.38" calcext:value-type="float">
            <text:p>78.38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.7" calcext:value-type="float">
            <text:p>113.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.68" calcext:value-type="float">
            <text:p>9.68</text:p>
          </table:table-cell>
          <table:table-cell office:value-type="float" office:value="9.54" calcext:value-type="float">
            <text:p>9.5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.327" calcext:value-type="float">
            <text:p>25.32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31-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.4" calcext:value-type="float">
            <text:p>15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.75" calcext:value-type="float">
            <text:p>5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.334" calcext:value-type="float">
            <text:p>25.33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L 26-38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3.41" calcext:value-type="float">
            <text:p>63.41</text:p>
          </table:table-cell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.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.46" calcext:value-type="float">
            <text:p>8.4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0.4" calcext:value-type="float">
            <text:p>10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.341" calcext:value-type="float">
            <text:p>25.34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L 28-38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8.57" calcext:value-type="float">
            <text:p>48.57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7.6" calcext:value-type="float">
            <text:p>57.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.6</text:p>
          </table:table-cell>
          <table:table-cell office:value-type="float" office:value="4.89" calcext:value-type="float">
            <text:p>4.8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.67" calcext:value-type="float">
            <text:p>8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.348" calcext:value-type="float">
            <text:p>25.34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17-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5.81" calcext:value-type="float">
            <text:p>5.8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.355" calcext:value-type="float">
            <text:p>25.355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30-2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1.11" calcext:value-type="float">
            <text:p>71.11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.64" calcext:value-type="float">
            <text:p>7.64</text:p>
          </table:table-cell>
          <table:table-cell office:value-type="float" office:value="8.53" calcext:value-type="float">
            <text:p>8.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.86" calcext:value-type="float">
            <text:p>1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.359" calcext:value-type="float">
            <text:p>25.35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34-1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1.79" calcext:value-type="float">
            <text:p>71.79</text:p>
          </table:table-cell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.7" calcext:value-type="float">
            <text:p>124.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.92" calcext:value-type="float">
            <text:p>8.92</text:p>
          </table:table-cell>
          <table:table-cell office:value-type="float" office:value="10.46" calcext:value-type="float">
            <text:p>10.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0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.005" calcext:value-type="float">
            <text:p>26.005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7-1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7.8" calcext:value-type="float">
            <text:p>87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58" calcext:value-type="float">
            <text:p>6.58</text:p>
          </table:table-cell>
          <table:table-cell office:value-type="float" office:value="5.83" calcext:value-type="float">
            <text:p>5.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.011" calcext:value-type="float">
            <text:p>26.01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21-14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6.67" calcext:value-type="float">
            <text:p>66.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9" calcext:value-type="float">
            <text:p>88.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.018" calcext:value-type="float">
            <text:p>26.018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36-3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4.17" calcext:value-type="float">
            <text:p>54.17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.3" calcext:value-type="float">
            <text:p>101.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98" calcext:value-type="float">
            <text:p>7.98</text:p>
          </table:table-cell>
          <table:table-cell office:value-type="float" office:value="9.23" calcext:value-type="float">
            <text:p>9.2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.025" calcext:value-type="float">
            <text:p>26.025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48-1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.17" calcext:value-type="float">
            <text:p>52.17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.3" calcext:value-type="float">
            <text:p>10.3</text:p>
          </table:table-cell>
          <table:table-cell office:value-type="float" office:value="11.17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10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.032" calcext:value-type="float">
            <text:p>26.032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33-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80.77" calcext:value-type="float">
            <text:p>80.7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.1" calcext:value-type="float">
            <text:p>11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4" calcext:value-type="float">
            <text:p>9.04</text:p>
          </table:table-cell>
          <table:table-cell office:value-type="float" office:value="9.81" calcext:value-type="float">
            <text:p>9.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84" calcext:value-type="float">
            <text:p>26.28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61.29" calcext:value-type="float">
            <text:p>61.2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.1" calcext:value-type="float">
            <text:p>73.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.06" calcext:value-type="float">
            <text:p>6.06</text:p>
          </table:table-cell>
          <table:table-cell office:value-type="float" office:value="4.45" calcext:value-type="float">
            <text:p>4.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91" calcext:value-type="float">
            <text:p>26.291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4-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5.52" calcext:value-type="float">
            <text:p>65.52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.3" calcext:value-type="float">
            <text:p>11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10.17" calcext:value-type="float">
            <text:p>10.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.299" calcext:value-type="float">
            <text:p>26.29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75.56" calcext:value-type="float">
            <text:p>75.5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2" calcext:value-type="float">
            <text:p>7.02</text:p>
          </table:table-cell>
          <table:table-cell office:value-type="float" office:value="6.47" calcext:value-type="float">
            <text:p>6.4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.305" calcext:value-type="float">
            <text:p>26.305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28-26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0.59" calcext:value-type="float">
            <text:p>70.59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5.3" calcext:value-type="float">
            <text:p>105.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.65" calcext:value-type="float">
            <text:p>10.65</text:p>
          </table:table-cell>
          <table:table-cell office:value-type="float" office:value="8.88" calcext:value-type="float">
            <text:p>8.8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.67" calcext:value-type="float">
            <text:p>6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.312" calcext:value-type="float">
            <text:p>26.312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 13-1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8.7" calcext:value-type="float">
            <text:p>58.7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.7" calcext:value-type="float">
            <text:p>75.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.37" calcext:value-type="float">
            <text:p>6.37</text:p>
          </table:table-cell>
          <table:table-cell office:value-type="float" office:value="5.83" calcext:value-type="float">
            <text:p>5.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.319" calcext:value-type="float">
            <text:p>26.319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L 20-2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4.55" calcext:value-type="float">
            <text:p>54.55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5" calcext:value-type="float">
            <text:p>84.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.48" calcext:value-type="float">
            <text:p>9.48</text:p>
          </table:table-cell>
          <table:table-cell office:value-type="float" office:value="8.73" calcext:value-type="float">
            <text:p>8.7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.326" calcext:value-type="float">
            <text:p>26.326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8-2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1.76" calcext:value-type="float">
            <text:p>61.7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.8" calcext:value-type="float">
            <text:p>8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8" calcext:value-type="float">
            <text:p>8.68</text:p>
          </table:table-cell>
          <table:table-cell office:value-type="float" office:value="7.21" calcext:value-type="float">
            <text:p>7.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.333" calcext:value-type="float">
            <text:p>26.333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9-0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4.12" calcext:value-type="float">
            <text:p>44.1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0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6.34" calcext:value-type="float">
            <text:p>26.3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45-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79.41" calcext:value-type="float">
            <text:p>79.41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.5" calcext:value-type="float">
            <text:p>131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office:value-type="float" office:value="10.26" calcext:value-type="float">
            <text:p>10.2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8.2" calcext:value-type="float">
            <text:p>8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.354" calcext:value-type="float">
            <text:p>26.35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31-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0.97" calcext:value-type="float">
            <text:p>70.97</text:p>
          </table:table-cell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1.3" calcext:value-type="float">
            <text:p>141.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.71" calcext:value-type="float">
            <text:p>9.71</text:p>
          </table:table-cell>
          <table:table-cell office:value-type="float" office:value="12.29" calcext:value-type="float">
            <text:p>12.2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.361" calcext:value-type="float">
            <text:p>26.36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74.29" calcext:value-type="float">
            <text:p>74.29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5" calcext:value-type="float">
            <text:p>114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83" calcext:value-type="float">
            <text:p>9.83</text:p>
          </table:table-cell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.003" calcext:value-type="float">
            <text:p>27.00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34-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.1" calcext:value-type="float">
            <text:p>135.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.93" calcext:value-type="float">
            <text:p>9.93</text:p>
          </table:table-cell>
          <table:table-cell office:value-type="float" office:value="11.93" calcext:value-type="float">
            <text:p>11.9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9.75" calcext:value-type="float">
            <text:p>9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.01" calcext:value-type="float">
            <text:p>27.0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3-7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3.64" calcext:value-type="float">
            <text:p>63.6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.18" calcext:value-type="float">
            <text:p>4.18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.024" calcext:value-type="float">
            <text:p>27.02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45-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7.57" calcext:value-type="float">
            <text:p>67.57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.9" calcext:value-type="float">
            <text:p>139.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.92" calcext:value-type="float">
            <text:p>10.92</text:p>
          </table:table-cell>
          <table:table-cell office:value-type="float" office:value="13.08" calcext:value-type="float">
            <text:p>13.0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1-01-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.031" calcext:value-type="float">
            <text:p>27.031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10-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7.86" calcext:value-type="float">
            <text:p>67.86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7" calcext:value-type="float">
            <text:p>89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.18" calcext:value-type="float">
            <text:p>8.18</text:p>
          </table:table-cell>
          <table:table-cell office:value-type="float" office:value="7.29" calcext:value-type="float">
            <text:p>7.2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28" calcext:value-type="float">
            <text:p>27.2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W 42-3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77.14" calcext:value-type="float">
            <text:p>77.14</text:p>
          </table:table-cell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.1" calcext:value-type="float">
            <text:p>132.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.91" calcext:value-type="float">
            <text:p>8.91</text:p>
          </table:table-cell>
          <table:table-cell office:value-type="float" office:value="10.63" calcext:value-type="float">
            <text:p>10.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.29" calcext:value-type="float">
            <text:p>27.2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0-2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.9" calcext:value-type="float">
            <text:p>119.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.27" calcext:value-type="float">
            <text:p>10.27</text:p>
          </table:table-cell>
          <table:table-cell office:value-type="float" office:value="11.6" calcext:value-type="float">
            <text:p>11.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.297" calcext:value-type="float">
            <text:p>27.29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27-1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3.68" calcext:value-type="float">
            <text:p>73.68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.4" calcext:value-type="float">
            <text:p>111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82" calcext:value-type="float">
            <text:p>7.82</text:p>
          </table:table-cell>
          <table:table-cell office:value-type="float" office:value="8.21" calcext:value-type="float">
            <text:p>8.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.304" calcext:value-type="float">
            <text:p>27.30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49-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6.32" calcext:value-type="float">
            <text:p>76.32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4.5" calcext:value-type="float">
            <text:p>134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.74" calcext:value-type="float">
            <text:p>10.74</text:p>
          </table:table-cell>
          <table:table-cell office:value-type="float" office:value="11.66" calcext:value-type="float">
            <text:p>11.6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.311" calcext:value-type="float">
            <text:p>27.31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25-1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0.15" calcext:value-type="float">
            <text:p>10.15</text:p>
          </table:table-cell>
          <table:table-cell office:value-type="float" office:value="11.18" calcext:value-type="float">
            <text:p>11.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.318" calcext:value-type="float">
            <text:p>27.31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W 24-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2.07" calcext:value-type="float">
            <text:p>62.07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9.3" calcext:value-type="float">
            <text:p>119.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11.41" calcext:value-type="float">
            <text:p>11.4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.14" calcext:value-type="float">
            <text:p>2.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.325" calcext:value-type="float">
            <text:p>27.325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33-2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.5" calcext:value-type="float">
            <text:p>146.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.17" calcext:value-type="float">
            <text:p>11.17</text:p>
          </table:table-cell>
          <table:table-cell office:value-type="float" office:value="13.17" calcext:value-type="float">
            <text:p>13.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.339" calcext:value-type="float">
            <text:p>27.33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W 45-3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80.77" calcext:value-type="float">
            <text:p>80.77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5.8" calcext:value-type="float">
            <text:p>145.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12.58" calcext:value-type="float">
            <text:p>12.58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.347" calcext:value-type="float">
            <text:p>27.347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45-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6.67" calcext:value-type="float">
            <text:p>76.6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0.3" calcext:value-type="float">
            <text:p>140.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.33" calcext:value-type="float">
            <text:p>8.3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.353" calcext:value-type="float">
            <text:p>27.35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35-2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7.65" calcext:value-type="float">
            <text:p>67.65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.3" calcext:value-type="float">
            <text:p>112.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79" calcext:value-type="float">
            <text:p>8.79</text:p>
          </table:table-cell>
          <table:table-cell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.357" calcext:value-type="float">
            <text:p>27.35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27-1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6.67" calcext:value-type="float">
            <text:p>66.67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.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10.52" calcext:value-type="float">
            <text:p>10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8.002" calcext:value-type="float">
            <text:p>28.002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38-3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0.87" calcext:value-type="float">
            <text:p>60.87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6.2" calcext:value-type="float">
            <text:p>106.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02" calcext:value-type="float">
            <text:p>8.02</text:p>
          </table:table-cell>
          <table:table-cell office:value-type="float" office:value="8.78" calcext:value-type="float">
            <text:p>8.7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.009" calcext:value-type="float">
            <text:p>28.009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46-1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6.67" calcext:value-type="float">
            <text:p>56.67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.7" calcext:value-type="float">
            <text:p>96.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.37" calcext:value-type="float">
            <text:p>9.37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.016" calcext:value-type="float">
            <text:p>28.016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14-1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8.57" calcext:value-type="float">
            <text:p>48.5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.71" calcext:value-type="float">
            <text:p>6.71</text:p>
          </table:table-cell>
          <table:table-cell office:value-type="float" office:value="7.29" calcext:value-type="float">
            <text:p>7.2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.023" calcext:value-type="float">
            <text:p>28.02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35-2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72.41" calcext:value-type="float">
            <text:p>72.41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.7" calcext:value-type="float">
            <text:p>14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6" calcext:value-type="float">
            <text:p>9.76</text:p>
          </table:table-cell>
          <table:table-cell office:value-type="float" office:value="13.21" calcext:value-type="float">
            <text:p>13.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282" calcext:value-type="float">
            <text:p>28.28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L 22-3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8.18" calcext:value-type="float">
            <text:p>68.18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.89" calcext:value-type="float">
            <text:p>6.89</text:p>
          </table:table-cell>
          <table:table-cell office:value-type="float" office:value="6.77" calcext:value-type="float">
            <text:p>6.7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.286" calcext:value-type="float">
            <text:p>28.286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23-1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8.75" calcext:value-type="float">
            <text:p>68.7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3" calcext:value-type="float">
            <text:p>85.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.84" calcext:value-type="float">
            <text:p>6.84</text:p>
          </table:table-cell>
          <table:table-cell office:value-type="float" office:value="6.06" calcext:value-type="float">
            <text:p>6.0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.297" calcext:value-type="float">
            <text:p>28.29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12-1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" calcext:value-type="float">
            <text:p>81.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.72" calcext:value-type="float">
            <text:p>5.7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.303" calcext:value-type="float">
            <text:p>28.30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W 28-27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5.61" calcext:value-type="float">
            <text:p>75.61</text:p>
          </table:table-cell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9.9" calcext:value-type="float">
            <text:p>11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8" calcext:value-type="float">
            <text:p>7.78</text:p>
          </table:table-cell>
          <table:table-cell office:value-type="float" office:value="8.63" calcext:value-type="float">
            <text:p>8.6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.31" calcext:value-type="float">
            <text:p>28.3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27-3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5" calcext:value-type="float">
            <text:p>62.5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.34" calcext:value-type="float">
            <text:p>7.34</text:p>
          </table:table-cell>
          <table:table-cell office:value-type="float" office:value="7.81" calcext:value-type="float">
            <text:p>7.8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1.4" calcext:value-type="float">
            <text:p>11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8.317" calcext:value-type="float">
            <text:p>28.31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42-2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4.86" calcext:value-type="float">
            <text:p>64.86</text:p>
          </table:table-cell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3.8" calcext:value-type="float">
            <text:p>133.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14" calcext:value-type="float">
            <text:p>9.14</text:p>
          </table:table-cell>
          <table:table-cell office:value-type="float" office:value="12.38" calcext:value-type="float">
            <text:p>12.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.324" calcext:value-type="float">
            <text:p>28.32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81.08" calcext:value-type="float">
            <text:p>81.08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.2" calcext:value-type="float">
            <text:p>132.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.24" calcext:value-type="float">
            <text:p>9.24</text:p>
          </table:table-cell>
          <table:table-cell office:value-type="float" office:value="10.86" calcext:value-type="float">
            <text:p>10.8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.331" calcext:value-type="float">
            <text:p>28.331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24-1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2.86" calcext:value-type="float">
            <text:p>62.86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.7" calcext:value-type="float">
            <text:p>95.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.31" calcext:value-type="float">
            <text:p>5.31</text:p>
          </table:table-cell>
          <table:table-cell office:value-type="float" office:value="6.46" calcext:value-type="float">
            <text:p>6.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0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.338" calcext:value-type="float">
            <text:p>28.33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31-1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.67" calcext:value-type="float">
            <text:p>46.67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.9" calcext:value-type="float">
            <text:p>96.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27" calcext:value-type="float">
            <text:p>7.27</text:p>
          </table:table-cell>
          <table:table-cell office:value-type="float" office:value="8.43" calcext:value-type="float">
            <text:p>8.4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.13" calcext:value-type="float">
            <text:p>4.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.352" calcext:value-type="float">
            <text:p>28.352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24-2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0.37" calcext:value-type="float">
            <text:p>70.37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.4" calcext:value-type="float">
            <text:p>106.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.74" calcext:value-type="float">
            <text:p>8.74</text:p>
          </table:table-cell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.359" calcext:value-type="float">
            <text:p>28.35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L 10-38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9" calcext:value-type="float">
            <text:p>81.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8.76" calcext:value-type="float">
            <text:p>8.76</text:p>
          </table:table-cell>
          <table:table-cell office:value-type="float" office:value="7.76" calcext:value-type="float">
            <text:p>7.7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33" calcext:value-type="float">
            <text:p>7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3-1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77.14" calcext:value-type="float">
            <text:p>77.14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17" calcext:value-type="float">
            <text:p>8.17</text:p>
          </table:table-cell>
          <table:table-cell office:value-type="float" office:value="7.46" calcext:value-type="float">
            <text:p>7.4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.007" calcext:value-type="float">
            <text:p>29.007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8.33" calcext:value-type="float">
            <text:p>58.3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.21" calcext:value-type="float">
            <text:p>7.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.014" calcext:value-type="float">
            <text:p>29.01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21-1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3.89" calcext:value-type="float">
            <text:p>63.89</text:p>
          </table:table-cell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.08" calcext:value-type="float">
            <text:p>8.08</text:p>
          </table:table-cell>
          <table:table-cell office:value-type="float" office:value="9.75" calcext:value-type="float">
            <text:p>9.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.021" calcext:value-type="float">
            <text:p>29.021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55-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1.05" calcext:value-type="float">
            <text:p>71.05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.1" calcext:value-type="float">
            <text:p>125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.58" calcext:value-type="float">
            <text:p>10.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.028" calcext:value-type="float">
            <text:p>29.028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34-3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1.8" calcext:value-type="float">
            <text:p>131.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.13" calcext:value-type="float">
            <text:p>9.13</text:p>
          </table:table-cell>
          <table:table-cell office:value-type="float" office:value="11.13" calcext:value-type="float">
            <text:p>11.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28" calcext:value-type="float">
            <text:p>29.28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L 28-3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6.76" calcext:value-type="float">
            <text:p>56.76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.6" calcext:value-type="float">
            <text:p>102.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.41" calcext:value-type="float">
            <text:p>9.4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287" calcext:value-type="float">
            <text:p>29.287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38-20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80.95" calcext:value-type="float">
            <text:p>80.95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1.43" calcext:value-type="float">
            <text:p>11.43</text:p>
          </table:table-cell>
          <table:table-cell office:value-type="float" office:value="13.33" calcext:value-type="float">
            <text:p>13.3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.294" calcext:value-type="float">
            <text:p>29.29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L 30-3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0.47" calcext:value-type="float">
            <text:p>60.47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.5" calcext:value-type="float">
            <text:p>64.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.67" calcext:value-type="float">
            <text:p>5.67</text:p>
          </table:table-cell>
          <table:table-cell office:value-type="float" office:value="4.05" calcext:value-type="float">
            <text:p>4.0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.308" calcext:value-type="float">
            <text:p>29.30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22-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8" calcext:value-type="float">
            <text:p>106.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.13" calcext:value-type="float">
            <text:p>9.13</text:p>
          </table:table-cell>
          <table:table-cell office:value-type="float" office:value="9.8" calcext:value-type="float">
            <text:p>9.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.315" calcext:value-type="float">
            <text:p>29.315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19-1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3.13" calcext:value-type="float">
            <text:p>53.13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.84" calcext:value-type="float">
            <text:p>9.84</text:p>
          </table:table-cell>
          <table:table-cell office:value-type="float" office:value="9.06" calcext:value-type="float">
            <text:p>9.0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.322" calcext:value-type="float">
            <text:p>29.32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1-1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.8" calcext:value-type="float">
            <text:p>117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22" calcext:value-type="float">
            <text:p>7.22</text:p>
          </table:table-cell>
          <table:table-cell office:value-type="float" office:value="8.89" calcext:value-type="float">
            <text:p>8.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.329" calcext:value-type="float">
            <text:p>29.32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44-3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2.76" calcext:value-type="float">
            <text:p>82.76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.6" calcext:value-type="float">
            <text:p>130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83" calcext:value-type="float">
            <text:p>9.83</text:p>
          </table:table-cell>
          <table:table-cell office:value-type="float" office:value="11.21" calcext:value-type="float">
            <text:p>11.2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.17" calcext:value-type="float">
            <text:p>5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.337" calcext:value-type="float">
            <text:p>29.337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L 20-27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.027" calcext:value-type="float">
            <text:p>30.02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33-2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4.1" calcext:value-type="float">
            <text:p>64.1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.2" calcext:value-type="float">
            <text:p>85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15" calcext:value-type="float">
            <text:p>8.15</text:p>
          </table:table-cell>
          <table:table-cell office:value-type="float" office:value="6.87" calcext:value-type="float">
            <text:p>6.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276" calcext:value-type="float">
            <text:p>30.276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16-3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9.7" calcext:value-type="float">
            <text:p>69.7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5" calcext:value-type="float">
            <text:p>81.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.73" calcext:value-type="float">
            <text:p>5.73</text:p>
          </table:table-cell>
          <table:table-cell office:value-type="float" office:value="4.97" calcext:value-type="float">
            <text:p>4.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.286" calcext:value-type="float">
            <text:p>30.286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9.52" calcext:value-type="float">
            <text:p>59.52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.8" calcext:value-type="float">
            <text:p>109.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.24" calcext:value-type="float">
            <text:p>8.24</text:p>
          </table:table-cell>
          <table:table-cell office:value-type="float" office:value="9.67" calcext:value-type="float">
            <text:p>9.6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.67" calcext:value-type="float">
            <text:p>4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.293" calcext:value-type="float">
            <text:p>30.293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7-19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9.26" calcext:value-type="float">
            <text:p>59.2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74" calcext:value-type="float">
            <text:p>6.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38-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8.57" calcext:value-type="float">
            <text:p>78.57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1.2" calcext:value-type="float">
            <text:p>15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79" calcext:value-type="float">
            <text:p>10.79</text:p>
          </table:table-cell>
          <table:table-cell office:value-type="float" office:value="13.64" calcext:value-type="float">
            <text:p>13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304" calcext:value-type="float">
            <text:p>30.30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42-1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0.59" calcext:value-type="float">
            <text:p>70.59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8.7" calcext:value-type="float">
            <text:p>138.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.18" calcext:value-type="float">
            <text:p>9.18</text:p>
          </table:table-cell>
          <table:table-cell office:value-type="float" office:value="12.71" calcext:value-type="float">
            <text:p>12.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.314" calcext:value-type="float">
            <text:p>30.31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7.14" calcext:value-type="float">
            <text:p>57.14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.29" calcext:value-type="float">
            <text:p>6.29</text:p>
          </table:table-cell>
          <table:table-cell office:value-type="float" office:value="7.71" calcext:value-type="float">
            <text:p>7.7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.86" calcext:value-type="float">
            <text:p>4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.321" calcext:value-type="float">
            <text:p>30.321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38-1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6.36" calcext:value-type="float">
            <text:p>86.36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4.5" calcext:value-type="float">
            <text:p>154.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.59" calcext:value-type="float">
            <text:p>11.59</text:p>
          </table:table-cell>
          <table:table-cell office:value-type="float" office:value="14.32" calcext:value-type="float">
            <text:p>14.3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.328" calcext:value-type="float">
            <text:p>30.328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23-4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1.79" calcext:value-type="float">
            <text:p>71.79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.7" calcext:value-type="float">
            <text:p>93.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.72" calcext:value-type="float">
            <text:p>10.72</text:p>
          </table:table-cell>
          <table:table-cell office:value-type="float" office:value="8.92" calcext:value-type="float">
            <text:p>8.9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.342" calcext:value-type="float">
            <text:p>30.34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55-14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6.67" calcext:value-type="float">
            <text:p>66.67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5.8" calcext:value-type="float">
            <text:p>14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16.11" calcext:value-type="float">
            <text:p>16.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.349" calcext:value-type="float">
            <text:p>30.349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53-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1.11" calcext:value-type="float">
            <text:p>61.11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47" calcext:value-type="float">
            <text:p>9.47</text:p>
          </table:table-cell>
          <table:table-cell office:value-type="float" office:value="11.14" calcext:value-type="float">
            <text:p>11.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.67" calcext:value-type="float">
            <text:p>1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.356" calcext:value-type="float">
            <text:p>30.356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24-21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5.52" calcext:value-type="float">
            <text:p>65.52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9.7" calcext:value-type="float">
            <text:p>109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21" calcext:value-type="float">
            <text:p>7.21</text:p>
          </table:table-cell>
          <table:table-cell office:value-type="float" office:value="8.59" calcext:value-type="float">
            <text:p>8.5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.67" calcext:value-type="float">
            <text:p>5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.363" calcext:value-type="float">
            <text:p>30.36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26-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3.16" calcext:value-type="float">
            <text:p>63.16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.6" calcext:value-type="float">
            <text:p>112.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.68" calcext:value-type="float">
            <text:p>9.68</text:p>
          </table:table-cell>
          <table:table-cell office:value-type="float" office:value="10.74" calcext:value-type="float">
            <text:p>10.7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.006" calcext:value-type="float">
            <text:p>31.006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43-3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3.3" calcext:value-type="float">
            <text:p>123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08" calcext:value-type="float">
            <text:p>9.08</text:p>
          </table:table-cell>
          <table:table-cell office:value-type="float" office:value="10.75" calcext:value-type="float">
            <text:p>10.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1.012" calcext:value-type="float">
            <text:p>31.012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 13-2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0.48" calcext:value-type="float">
            <text:p>40.48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  <table:table-cell office:value-type="float" office:value="2.26" calcext:value-type="float">
            <text:p>2.2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.019" calcext:value-type="float">
            <text:p>31.01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20-3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7.5" calcext:value-type="float">
            <text:p>77.5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1" calcext:value-type="float">
            <text:p>108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95" calcext:value-type="float">
            <text:p>7.95</text:p>
          </table:table-cell>
          <table:table-cell office:value-type="float" office:value="8.45" calcext:value-type="float">
            <text:p>8.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.026" calcext:value-type="float">
            <text:p>31.026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7.27" calcext:value-type="float">
            <text:p>77.27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9.6" calcext:value-type="float">
            <text:p>13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" calcext:value-type="float">
            <text:p>10.27</text:p>
          </table:table-cell>
          <table:table-cell office:value-type="float" office:value="12.09" calcext:value-type="float">
            <text:p>12.0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285" calcext:value-type="float">
            <text:p>31.285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31-2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.26" calcext:value-type="float">
            <text:p>78.26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0.5" calcext:value-type="float">
            <text:p>1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2" calcext:value-type="float">
            <text:p>8.22</text:p>
          </table:table-cell>
          <table:table-cell office:value-type="float" office:value="10.83" calcext:value-type="float">
            <text:p>10.8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.38" calcext:value-type="float">
            <text:p>4.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.292" calcext:value-type="float">
            <text:p>31.29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27-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5.76" calcext:value-type="float">
            <text:p>75.76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.9" calcext:value-type="float">
            <text:p>116.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5" calcext:value-type="float">
            <text:p>7.55</text:p>
          </table:table-cell>
          <table:table-cell office:value-type="float" office:value="8.76" calcext:value-type="float">
            <text:p>8.7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.83" calcext:value-type="float">
            <text:p>3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38-2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8.57" calcext:value-type="float">
            <text:p>68.57</text:p>
          </table:table-cell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8.5" calcext:value-type="float">
            <text:p>138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51" calcext:value-type="float">
            <text:p>9.51</text:p>
          </table:table-cell>
          <table:table-cell office:value-type="float" office:value="12.37" calcext:value-type="float">
            <text:p>12.3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.306" calcext:value-type="float">
            <text:p>31.306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17-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8.75" calcext:value-type="float">
            <text:p>68.7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7.63" calcext:value-type="float">
            <text:p>7.6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.313" calcext:value-type="float">
            <text:p>31.31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.8" calcext:value-type="float">
            <text:p>82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.03" calcext:value-type="float">
            <text:p>8.03</text:p>
          </table:table-cell>
          <table:table-cell office:value-type="float" office:value="6.37" calcext:value-type="float">
            <text:p>6.3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.88" calcext:value-type="float">
            <text:p>4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.32" calcext:value-type="float">
            <text:p>31.3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5.17" calcext:value-type="float">
            <text:p>55.17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.7" calcext:value-type="float">
            <text:p>107.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.79" calcext:value-type="float">
            <text:p>8.79</text:p>
          </table:table-cell>
          <table:table-cell office:value-type="float" office:value="10.17" calcext:value-type="float">
            <text:p>10.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.334" calcext:value-type="float">
            <text:p>31.33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10-2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3.64" calcext:value-type="float">
            <text:p>63.6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.341" calcext:value-type="float">
            <text:p>31.34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29-3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2.08" calcext:value-type="float">
            <text:p>52.08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.6" calcext:value-type="float">
            <text:p>96.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.69" calcext:value-type="float">
            <text:p>7.69</text:p>
          </table:table-cell>
          <table:table-cell office:value-type="float" office:value="8.42" calcext:value-type="float">
            <text:p>8.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.348" calcext:value-type="float">
            <text:p>31.34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L 16-18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7.38" calcext:value-type="float">
            <text:p>57.38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46" calcext:value-type="float">
            <text:p>5.46</text:p>
          </table:table-cell>
          <table:table-cell office:value-type="float" office:value="6.11" calcext:value-type="float">
            <text:p>6.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.355" calcext:value-type="float">
            <text:p>31.355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30-1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7.06" calcext:value-type="float">
            <text:p>47.06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.9" calcext:value-type="float">
            <text:p>86.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.24" calcext:value-type="float">
            <text:p>6.24</text:p>
          </table:table-cell>
          <table:table-cell office:value-type="float" office:value="7.41" calcext:value-type="float">
            <text:p>7.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.359" calcext:value-type="float">
            <text:p>31.359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L 13-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.16" calcext:value-type="float">
            <text:p>51.16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.4" calcext:value-type="float">
            <text:p>62.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.7" calcext:value-type="float">
            <text:p>4.7</text:p>
          </table:table-cell>
          <table:table-cell office:value-type="float" office:value="4.12" calcext:value-type="float">
            <text:p>4.1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.001" calcext:value-type="float">
            <text:p>32.00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27-2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.58" calcext:value-type="float">
            <text:p>7.58</text:p>
          </table:table-cell>
          <table:table-cell office:value-type="float" office:value="7.44" calcext:value-type="float">
            <text:p>7.4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.75" calcext:value-type="float">
            <text:p>6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.011" calcext:value-type="float">
            <text:p>32.011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28-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2.86" calcext:value-type="float">
            <text:p>62.86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23" calcext:value-type="float">
            <text:p>6.23</text:p>
          </table:table-cell>
          <table:table-cell office:value-type="float" office:value="7.37" calcext:value-type="float">
            <text:p>7.3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.018" calcext:value-type="float">
            <text:p>32.018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6.41" calcext:value-type="float">
            <text:p>56.41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.23" calcext:value-type="float">
            <text:p>5.23</text:p>
          </table:table-cell>
          <table:table-cell office:value-type="float" office:value="4.59" calcext:value-type="float">
            <text:p>4.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.025" calcext:value-type="float">
            <text:p>32.025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8-3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3.57" calcext:value-type="float">
            <text:p>53.5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.2" calcext:value-type="float">
            <text:p>66.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.39" calcext:value-type="float">
            <text:p>5.39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.33" calcext:value-type="float">
            <text:p>6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6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.032" calcext:value-type="float">
            <text:p>32.03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L 13-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3.64" calcext:value-type="float">
            <text:p>63.64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.8" calcext:value-type="float">
            <text:p>80.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.61" calcext:value-type="float">
            <text:p>6.61</text:p>
          </table:table-cell>
          <table:table-cell office:value-type="float" office:value="6.05" calcext:value-type="float">
            <text:p>6.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284" calcext:value-type="float">
            <text:p>32.28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7-2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8.82" calcext:value-type="float">
            <text:p>58.82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85" calcext:value-type="float">
            <text:p>5.85</text:p>
          </table:table-cell>
          <table:table-cell office:value-type="float" office:value="7.03" calcext:value-type="float">
            <text:p>7.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.291" calcext:value-type="float">
            <text:p>32.29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14-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.56" calcext:value-type="float">
            <text:p>55.56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.92" calcext:value-type="float">
            <text:p>5.92</text:p>
          </table:table-cell>
          <table:table-cell office:value-type="float" office:value="5.22" calcext:value-type="float">
            <text:p>5.2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.67" calcext:value-type="float">
            <text:p>9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.298" calcext:value-type="float">
            <text:p>32.29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34-2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2.5" calcext:value-type="float">
            <text:p>62.5</text:p>
          </table:table-cell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.3" calcext:value-type="float">
            <text:p>129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.54</text:p>
          </table:table-cell>
          <table:table-cell office:value-type="float" office:value="11.88" calcext:value-type="float">
            <text:p>11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.312" calcext:value-type="float">
            <text:p>32.31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23-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1.11" calcext:value-type="float">
            <text:p>51.11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4.64" calcext:value-type="float">
            <text:p>4.6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.319" calcext:value-type="float">
            <text:p>32.319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L 16-3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73.81" calcext:value-type="float">
            <text:p>73.81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.323" calcext:value-type="float">
            <text:p>32.32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26-10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69.64" calcext:value-type="float">
            <text:p>69.64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.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.82" calcext:value-type="float">
            <text:p>5.82</text:p>
          </table:table-cell>
          <table:table-cell office:value-type="float" office:value="6.89" calcext:value-type="float">
            <text:p>6.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.333" calcext:value-type="float">
            <text:p>32.333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32-3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3.68" calcext:value-type="float">
            <text:p>73.6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.5" calcext:value-type="float">
            <text:p>125.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.47" calcext:value-type="float">
            <text:p>6.47</text:p>
          </table:table-cell>
          <table:table-cell office:value-type="float" office:value="8.58" calcext:value-type="float">
            <text:p>8.5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.34" calcext:value-type="float">
            <text:p>32.3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26-3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0.47" calcext:value-type="float">
            <text:p>60.47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.8" calcext:value-type="float">
            <text:p>94.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.91" calcext:value-type="float">
            <text:p>6.91</text:p>
          </table:table-cell>
          <table:table-cell office:value-type="float" office:value="7.26" calcext:value-type="float">
            <text:p>7.2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.17" calcext:value-type="float">
            <text:p>7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.347" calcext:value-type="float">
            <text:p>32.34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25-47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0.78" calcext:value-type="float">
            <text:p>60.78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.8" calcext:value-type="float">
            <text:p>79.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7.27" calcext:value-type="float">
            <text:p>7.27</text:p>
          </table:table-cell>
          <table:table-cell office:value-type="float" office:value="6.29" calcext:value-type="float">
            <text:p>6.2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.354" calcext:value-type="float">
            <text:p>32.35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 24-4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3.41" calcext:value-type="float">
            <text:p>63.41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.56" calcext:value-type="float">
            <text:p>8.56</text:p>
          </table:table-cell>
          <table:table-cell office:value-type="float" office:value="10.02" calcext:value-type="float">
            <text:p>10.0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2.362" calcext:value-type="float">
            <text:p>32.362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27-13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6.92" calcext:value-type="float">
            <text:p>76.92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.7" calcext:value-type="float">
            <text:p>11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3" calcext:value-type="float">
            <text:p>8.03</text:p>
          </table:table-cell>
          <table:table-cell office:value-type="float" office:value="9.05" calcext:value-type="float">
            <text:p>9.0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.33" calcext:value-type="float">
            <text:p>4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.002" calcext:value-type="float">
            <text:p>33.00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21-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.9" calcext:value-type="float">
            <text:p>108.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97" calcext:value-type="float">
            <text:p>6.97</text:p>
          </table:table-cell>
          <table:table-cell office:value-type="float" office:value="8.3" calcext:value-type="float">
            <text:p>8.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.009" calcext:value-type="float">
            <text:p>33.009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38-1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.26" calcext:value-type="float">
            <text:p>78.26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.8" calcext:value-type="float">
            <text:p>150.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.016" calcext:value-type="float">
            <text:p>33.016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30-2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61.29" calcext:value-type="float">
            <text:p>61.29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.13" calcext:value-type="float">
            <text:p>8.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.33" calcext:value-type="float">
            <text:p>6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.022" calcext:value-type="float">
            <text:p>33.02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38-2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3.68" calcext:value-type="float">
            <text:p>73.68</text:p>
          </table:table-cell>
          <table:table-cell office:value-type="float" office:value="347" calcext:value-type="float">
            <text:p>3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.6" calcext:value-type="float">
            <text:p>136.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9.13" calcext:value-type="float">
            <text:p>9.13</text:p>
          </table:table-cell>
          <table:table-cell office:value-type="float" office:value="11.24" calcext:value-type="float">
            <text:p>11.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7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.03" calcext:value-type="float">
            <text:p>33.03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9.23" calcext:value-type="float">
            <text:p>69.2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69" calcext:value-type="float">
            <text:p>7.69</text:p>
          </table:table-cell>
          <table:table-cell office:value-type="float" office:value="9.74" calcext:value-type="float">
            <text:p>9.7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282" calcext:value-type="float">
            <text:p>33.28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17-9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6.67" calcext:value-type="float">
            <text:p>66.67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5" calcext:value-type="float">
            <text:p>86.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office:value-type="float" office:value="6.81" calcext:value-type="float">
            <text:p>6.8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289" calcext:value-type="float">
            <text:p>33.28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23-34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.7" calcext:value-type="float">
            <text:p>90.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.86" calcext:value-type="float">
            <text:p>6.86</text:p>
          </table:table-cell>
          <table:table-cell office:value-type="float" office:value="6.76" calcext:value-type="float">
            <text:p>6.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296" calcext:value-type="float">
            <text:p>33.296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6.67" calcext:value-type="float">
            <text:p>66.67</text:p>
          </table:table-cell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.6" calcext:value-type="float">
            <text:p>102.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.45" calcext:value-type="float">
            <text:p>7.45</text:p>
          </table:table-cell>
          <table:table-cell office:value-type="float" office:value="7.81" calcext:value-type="float">
            <text:p>7.8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.75" calcext:value-type="float">
            <text:p>5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35-14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9.23" calcext:value-type="float">
            <text:p>69.23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88" calcext:value-type="float">
            <text:p>6.88</text:p>
          </table:table-cell>
          <table:table-cell office:value-type="float" office:value="9.96" calcext:value-type="float">
            <text:p>9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.31" calcext:value-type="float">
            <text:p>33.3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35-31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5.52" calcext:value-type="float">
            <text:p>65.52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.9" calcext:value-type="float">
            <text:p>122.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.62" calcext:value-type="float">
            <text:p>7.62</text:p>
          </table:table-cell>
          <table:table-cell office:value-type="float" office:value="9.69" calcext:value-type="float">
            <text:p>9.6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.317" calcext:value-type="float">
            <text:p>33.31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10-2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.015" calcext:value-type="float">
            <text:p>34.015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24-3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7.78" calcext:value-type="float">
            <text:p>57.7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.44" calcext:value-type="float">
            <text:p>6.44</text:p>
          </table:table-cell>
          <table:table-cell office:value-type="float" office:value="4.78" calcext:value-type="float">
            <text:p>4.7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.17" calcext:value-type="float">
            <text:p>7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281" calcext:value-type="float">
            <text:p>34.281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24-2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.7" calcext:value-type="float">
            <text:p>130.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.53" calcext:value-type="float">
            <text:p>9.53</text:p>
          </table:table-cell>
          <table:table-cell office:value-type="float" office:value="11.53" calcext:value-type="float">
            <text:p>11.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288" calcext:value-type="float">
            <text:p>34.28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T 29-29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1.43" calcext:value-type="float">
            <text:p>71.43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.69" calcext:value-type="float">
            <text:p>6.69</text:p>
          </table:table-cell>
          <table:table-cell office:value-type="float" office:value="7.17" calcext:value-type="float">
            <text:p>7.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295" calcext:value-type="float">
            <text:p>34.295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 17-3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1.36" calcext:value-type="float">
            <text:p>61.36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02" calcext:value-type="float">
            <text:p>6.02</text:p>
          </table:table-cell>
          <table:table-cell office:value-type="float" office:value="6.93" calcext:value-type="float">
            <text:p>6.9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.302" calcext:value-type="float">
            <text:p>34.30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2-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9" calcext:value-type="float">
            <text:p>76.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.45" calcext:value-type="float">
            <text:p>7.45</text:p>
          </table:table-cell>
          <table:table-cell office:value-type="float" office:value="6.83" calcext:value-type="float">
            <text:p>6.8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.309" calcext:value-type="float">
            <text:p>34.30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23-31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1.54" calcext:value-type="float">
            <text:p>61.54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.5" calcext:value-type="float">
            <text:p>8.5</text:p>
          </table:table-cell>
          <table:table-cell office:value-type="float" office:value="9.65" calcext:value-type="float">
            <text:p>9.6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.317" calcext:value-type="float">
            <text:p>34.317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33-3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4.35" calcext:value-type="float">
            <text:p>54.35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.4" calcext:value-type="float">
            <text:p>10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.24" calcext:value-type="float">
            <text:p>9.24</text:p>
          </table:table-cell>
          <table:table-cell office:value-type="float" office:value="10.11" calcext:value-type="float">
            <text:p>10.1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1.33" calcext:value-type="float">
            <text:p>11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.33" calcext:value-type="float">
            <text:p>34.33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 27-29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.53" calcext:value-type="float">
            <text:p>9.53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.337" calcext:value-type="float">
            <text:p>34.33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L 17-3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5.81" calcext:value-type="float">
            <text:p>55.81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.2" calcext:value-type="float">
            <text:p>89.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02" calcext:value-type="float">
            <text:p>6.02</text:p>
          </table:table-cell>
          <table:table-cell office:value-type="float" office:value="6.95" calcext:value-type="float">
            <text:p>6.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.344" calcext:value-type="float">
            <text:p>34.34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31-12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7.86" calcext:value-type="float">
            <text:p>67.86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.1" calcext:value-type="float">
            <text:p>112.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.11" calcext:value-type="float">
            <text:p>7.11</text:p>
          </table:table-cell>
          <table:table-cell office:value-type="float" office:value="8.54" calcext:value-type="float">
            <text:p>8.5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4.348" calcext:value-type="float">
            <text:p>34.348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.7" calcext:value-type="float">
            <text:p>128.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.07" calcext:value-type="float">
            <text:p>11.07</text:p>
          </table:table-cell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.358" calcext:value-type="float">
            <text:p>34.358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17-24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0.71" calcext:value-type="float">
            <text:p>60.71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.07" calcext:value-type="float">
            <text:p>7.07</text:p>
          </table:table-cell>
          <table:table-cell office:value-type="float" office:value="7.79" calcext:value-type="float">
            <text:p>7.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66" calcext:value-type="float">
            <text:p>4.66</text:p>
          </table:table-cell>
          <table:table-cell office:value-type="float" office:value="5.06" calcext:value-type="float">
            <text:p>5.0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.67" calcext:value-type="float">
            <text:p>6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.007" calcext:value-type="float">
            <text:p>35.007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34-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.1" calcext:value-type="float">
            <text:p>103.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.13" calcext:value-type="float">
            <text:p>6.13</text:p>
          </table:table-cell>
          <table:table-cell office:value-type="float" office:value="7.38" calcext:value-type="float">
            <text:p>7.3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4.67" calcext:value-type="float">
            <text:p>14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.014" calcext:value-type="float">
            <text:p>35.01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17-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9.52" calcext:value-type="float">
            <text:p>59.52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.9" calcext:value-type="float">
            <text:p>68.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.52" calcext:value-type="float">
            <text:p>6.52</text:p>
          </table:table-cell>
          <table:table-cell office:value-type="float" office:value="5.45" calcext:value-type="float">
            <text:p>5.4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33" calcext:value-type="float">
            <text:p>8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.021" calcext:value-type="float">
            <text:p>35.02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44-38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7.27" calcext:value-type="float">
            <text:p>67.27</text:p>
          </table:table-cell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.7" calcext:value-type="float">
            <text:p>103.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8.04" calcext:value-type="float">
            <text:p>8.04</text:p>
          </table:table-cell>
          <table:table-cell office:value-type="float" office:value="8.76" calcext:value-type="float">
            <text:p>8.7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.028" calcext:value-type="float">
            <text:p>35.02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L 0-3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7" calcext:value-type="float">
            <text:p>73.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.277" calcext:value-type="float">
            <text:p>35.27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10-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4" calcext:value-type="float">
            <text:p>91.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.77" calcext:value-type="float">
            <text:p>6.77</text:p>
          </table:table-cell>
          <table:table-cell office:value-type="float" office:value="7.43" calcext:value-type="float">
            <text:p>7.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287" calcext:value-type="float">
            <text:p>35.287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1-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4.71" calcext:value-type="float">
            <text:p>64.71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294" calcext:value-type="float">
            <text:p>35.29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27-1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8.62" calcext:value-type="float">
            <text:p>58.62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79" calcext:value-type="float">
            <text:p>8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298" calcext:value-type="float">
            <text:p>35.29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L 27-34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4.15" calcext:value-type="float">
            <text:p>64.15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96" calcext:value-type="float">
            <text:p>7.96</text:p>
          </table:table-cell>
          <table:table-cell office:value-type="float" office:value="7.87" calcext:value-type="float">
            <text:p>7.8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.2" calcext:value-type="float">
            <text:p>9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.308" calcext:value-type="float">
            <text:p>35.308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34-2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4.71" calcext:value-type="float">
            <text:p>64.71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.316" calcext:value-type="float">
            <text:p>35.316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23-2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1.54" calcext:value-type="float">
            <text:p>61.54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26" calcext:value-type="float">
            <text:p>7.26</text:p>
          </table:table-cell>
          <table:table-cell office:value-type="float" office:value="7.13" calcext:value-type="float">
            <text:p>7.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5.322" calcext:value-type="float">
            <text:p>35.322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42-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0.65" calcext:value-type="float">
            <text:p>80.65</text:p>
          </table:table-cell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.84" calcext:value-type="float">
            <text:p>13.84</text:p>
          </table:table-cell>
          <table:table-cell office:value-type="float" office:value="17.06" calcext:value-type="float">
            <text:p>17.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5.329" calcext:value-type="float">
            <text:p>35.32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9.7" calcext:value-type="float">
            <text:p>69.7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.24" calcext:value-type="float">
            <text:p>9.24</text:p>
          </table:table-cell>
          <table:table-cell office:value-type="float" office:value="11.06" calcext:value-type="float">
            <text:p>11.0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.83" calcext:value-type="float">
            <text:p>4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5.336" calcext:value-type="float">
            <text:p>35.336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L 11-2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.6" calcext:value-type="float">
            <text:p>4.6</text:p>
          </table:table-cell>
          <table:table-cell office:value-type="float" office:value="5.17" calcext:value-type="float">
            <text:p>5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.343" calcext:value-type="float">
            <text:p>35.34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24-1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8.62" calcext:value-type="float">
            <text:p>58.62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4" calcext:value-type="float">
            <text:p>84.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.357" calcext:value-type="float">
            <text:p>35.35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L 8-3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.61" calcext:value-type="float">
            <text:p>60.6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.8" calcext:value-type="float">
            <text:p>75.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.15" calcext:value-type="float">
            <text:p>3.15</text:p>
          </table:table-cell>
          <table:table-cell office:value-type="float" office:value="3.76" calcext:value-type="float">
            <text:p>3.7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.364" calcext:value-type="float">
            <text:p>35.36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31-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3.64" calcext:value-type="float">
            <text:p>63.64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6" calcext:value-type="float">
            <text:p>7.36</text:p>
          </table:table-cell>
          <table:table-cell office:value-type="float" office:value="9.79" calcext:value-type="float">
            <text:p>9.7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.006" calcext:value-type="float">
            <text:p>36.006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20-15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4.29" calcext:value-type="float">
            <text:p>64.29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6" calcext:value-type="float">
            <text:p>96.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.96" calcext:value-type="float">
            <text:p>6.96</text:p>
          </table:table-cell>
          <table:table-cell office:value-type="float" office:value="7.68" calcext:value-type="float">
            <text:p>7.6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6.013" calcext:value-type="float">
            <text:p>36.01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21-1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8.48" calcext:value-type="float">
            <text:p>48.48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15" calcext:value-type="float">
            <text:p>6.15</text:p>
          </table:table-cell>
          <table:table-cell office:value-type="float" office:value="6.76" calcext:value-type="float">
            <text:p>6.7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67" calcext:value-type="float">
            <text:p>7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.021" calcext:value-type="float">
            <text:p>36.02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23-1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.3" calcext:value-type="float">
            <text:p>68.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.027" calcext:value-type="float">
            <text:p>36.027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9.09" calcext:value-type="float">
            <text:p>49.09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7" calcext:value-type="float">
            <text:p>5.87</text:p>
          </table:table-cell>
          <table:table-cell office:value-type="float" office:value="5.78" calcext:value-type="float">
            <text:p>5.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286" calcext:value-type="float">
            <text:p>36.286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43-3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72.73" calcext:value-type="float">
            <text:p>72.73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.5" calcext:value-type="float">
            <text:p>12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7" calcext:value-type="float">
            <text:p>8.27</text:p>
          </table:table-cell>
          <table:table-cell office:value-type="float" office:value="10.09" calcext:value-type="float">
            <text:p>10.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293" calcext:value-type="float">
            <text:p>36.29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42-21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.6" calcext:value-type="float">
            <text:p>107.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.33" calcext:value-type="float">
            <text:p>9.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-6" calcext:value-type="float">
            <text:p>-6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W 37-3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.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.84" calcext:value-type="float">
            <text:p>8.84</text:p>
          </table:table-cell>
          <table:table-cell office:value-type="float" office:value="10.72" calcext:value-type="float">
            <text:p>10.7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.308" calcext:value-type="float">
            <text:p>36.308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30-1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81.82" calcext:value-type="float">
            <text:p>81.82</text:p>
          </table:table-cell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7.5" calcext:value-type="float">
            <text:p>147.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91" calcext:value-type="float">
            <text:p>9.91</text:p>
          </table:table-cell>
          <table:table-cell office:value-type="float" office:value="12.33" calcext:value-type="float">
            <text:p>12.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.321" calcext:value-type="float">
            <text:p>36.32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L 10-38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5.71" calcext:value-type="float">
            <text:p>45.71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4" calcext:value-type="float">
            <text:p>35.4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.57" calcext:value-type="float">
            <text:p>4.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.328" calcext:value-type="float">
            <text:p>36.328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35-20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7.65" calcext:value-type="float">
            <text:p>67.65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.4" calcext:value-type="float">
            <text:p>13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2" calcext:value-type="float">
            <text:p>8.32</text:p>
          </table:table-cell>
          <table:table-cell office:value-type="float" office:value="10.68" calcext:value-type="float">
            <text:p>10.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6.335" calcext:value-type="float">
            <text:p>36.335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L 22-2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5.85" calcext:value-type="float">
            <text:p>65.85</text:p>
          </table:table-cell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0.9" calcext:value-type="float">
            <text:p>11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8.56" calcext:value-type="float">
            <text:p>8.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6.339" calcext:value-type="float">
            <text:p>36.339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34-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0.65" calcext:value-type="float">
            <text:p>80.65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7.2" calcext:value-type="float">
            <text:p>147.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.84" calcext:value-type="float">
            <text:p>9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.349" calcext:value-type="float">
            <text:p>36.349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24-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.1" calcext:value-type="float">
            <text:p>108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56" calcext:value-type="float">
            <text:p>9.56</text:p>
          </table:table-cell>
          <table:table-cell office:value-type="float" office:value="9.41" calcext:value-type="float">
            <text:p>9.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.356" calcext:value-type="float">
            <text:p>36.356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31-3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1.05" calcext:value-type="float">
            <text:p>71.05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.7" calcext:value-type="float">
            <text:p>110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18" calcext:value-type="float">
            <text:p>8.18</text:p>
          </table:table-cell>
          <table:table-cell office:value-type="float" office:value="8.58" calcext:value-type="float">
            <text:p>8.5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.363" calcext:value-type="float">
            <text:p>36.363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41-2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72.41" calcext:value-type="float">
            <text:p>72.41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.3" calcext:value-type="float">
            <text:p>13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8" calcext:value-type="float">
            <text:p>7.28</text:p>
          </table:table-cell>
          <table:table-cell office:value-type="float" office:value="10.03" calcext:value-type="float">
            <text:p>10.0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7.004" calcext:value-type="float">
            <text:p>37.004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30-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3.53" calcext:value-type="float">
            <text:p>73.53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.9" calcext:value-type="float">
            <text:p>128.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68" calcext:value-type="float">
            <text:p>8.68</text:p>
          </table:table-cell>
          <table:table-cell office:value-type="float" office:value="10.44" calcext:value-type="float">
            <text:p>10.44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7.011" calcext:value-type="float">
            <text:p>37.011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78.79" calcext:value-type="float">
            <text:p>78.79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.6" calcext:value-type="float">
            <text:p>13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10.61" calcext:value-type="float">
            <text:p>10.6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.017" calcext:value-type="float">
            <text:p>37.017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24-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8.97" calcext:value-type="float">
            <text:p>68.97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.93" calcext:value-type="float">
            <text:p>4.93</text:p>
          </table:table-cell>
          <table:table-cell office:value-type="float" office:value="5.62" calcext:value-type="float">
            <text:p>5.6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7.025" calcext:value-type="float">
            <text:p>37.025</text:p>
          </table:table-cell>
          <table:table-cell office:value-type="string" calcext:value-type="string">
            <text:p>GNB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40-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.1" calcext:value-type="float">
            <text:p>128.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.24" calcext:value-type="float">
            <text:p>9.24</text:p>
          </table:table-cell>
          <table:table-cell office:value-type="float" office:value="10.64" calcext:value-type="float">
            <text:p>10.6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.33" calcext:value-type="float">
            <text:p>6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1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.032" calcext:value-type="float">
            <text:p>37.032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35-1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9.17" calcext:value-type="float">
            <text:p>79.17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7.9" calcext:value-type="float">
            <text:p>147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.33" calcext:value-type="float">
            <text:p>13.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</table:table>
      <table:named-expressions>
        <table:named-range table:name="HTML_1" table:base-cell-address="$Sheet1.$A$1" table:cell-range-address="$Sheet1.$A$1:.$AV$199"/>
        <table:named-range table:name="HTML_all" table:base-cell-address="$Sheet1.$A$1" table:cell-range-address="$Sheet1.$A$1:.$AV$199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349" meta:object-count="0"/>
    <meta:generator>LibreOffice/6.4.6.2$Linux_X86_64 LibreOffice_project/40$Build-2</meta:generator>
  </office:meta>
</office:document-meta>
</file>